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9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0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1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2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3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4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5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6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7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2763670257858477856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3486052842924392929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5215618464193868401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4543849422635939163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825800259099258189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5085304035824280691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6428388855400460829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3914770540240322424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5361562947149569773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6585296173474707516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2459810935645616952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4851436198994450870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5697975088226981768" text:style-name="L13">
        <text:list-item>
          <text:p text:style-name="P19">New camoflage system DONE</text:p>
        </text:list-item>
      </text:list>
      <text:list xml:id="list7522039246813753853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3884279350614373638" text:style-name="L15">
        <text:list-item>
          <text:p text:style-name="P21">Implement PlayerDataManager script (replaces GameManager) DONE</text:p>
        </text:list-item>
      </text:list>
      <text:list xml:id="list2522032696241359242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1604772147729511026" text:style-name="L17">
        <text:list-item>
          <text:p text:style-name="P23">ToweButton Script complete rework DONE</text:p>
        </text:list-item>
      </text:list>
      <text:list xml:id="list8495345200801740028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114757991110869522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1617052249890224121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4215149792612608604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1981067245877382532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41277163" text:continue-list="list4215149792612608604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378097352384196154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4252798153223122706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7486739074041788170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17314263508420261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5856769627529073017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3680890673438824445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2517066363590442716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2142973481471142119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4700818689721753569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5357318039740871940" text:style-name="L32">
        <text:list-item>
          <text:p text:style-name="P38">Update methods and logic for choosing which wave to spawn at which time DONE</text:p>
        </text:list-item>
      </text:list>
      <text:list xml:id="list41248742" text:continue-list="list4700818689721753569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6883375233406623796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3574361034508227637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7321086688568229037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7710394231125185894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4092638491682530864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7248288522598435333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2982093045991828286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2126328830638274292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4784821892286353943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779052768722127705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68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2892620074940552749" text:style-name="L43">
        <text:list-item>
          <text:p text:style-name="P69">Get panel sizing/scaling and positioning perfect</text:p>
        </text:list-item>
        <text:list-item>
          <text:p text:style-name="P69">Add info on aim/defense modifiers to panel view where applicable (enrenched, cover, etc)</text:p>
          <text:list>
            <text:list-item>
              <text:p text:style-name="P69">add entrenched DONE</text:p>
            </text:list-item>
            <text:list-item>
              <text:p text:style-name="P69">add dead eye DONE</text:p>
            </text:list-item>
            <text:list-item>
              <text:p text:style-name="P69">add cover DONE</text:p>
            </text:list-item>
            <text:list-item>
              <text:p text:style-name="P69">add half cover DONE</text:p>
            </text:list-item>
          </text:list>
        </text:list-item>
      </text:list>
      <text:list xml:id="list8440914448881688678" text:style-name="L44">
        <text:list-item>
          <text:p text:style-name="P70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1473585925254974623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71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6340378468243694472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4552704314484455429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41273690" text:continue-list="list6340378468243694472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2581224296642574481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41270781" text:continue-list="list41273690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1449740814349948185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6199943112453816504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1970206208415964337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72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6752006817373065444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206363070634722293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73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2294869989551970661" text:style-name="L54">
        <text:list-item>
          <text:p text:style-name="P74">water tile sprites change there sprite based on adjacent tiles</text:p>
        </text:list-item>
        <text:list-item>
          <text:p text:style-name="P74">Set up direction sprites for water tiles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5113690698833251902" text:style-name="L55">
        <text:list-item>
          <text:p text:style-name="P75">Create new method that runes after level is instantiated</text:p>
          <text:list>
            <text:list-item>
              <text:p text:style-name="P75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41276782" text:continue-list="list2294869989551970661" text:style-name="L54">
        <text:list-item>
          <text:p text:style-name="P74">grass/dirt tile sprites change there sprite based on adjacent tiles DONE</text:p>
        </text:list-item>
        <text:list-item>
          <text:p text:style-name="P74">Set up direction sprites for water tiles DONE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5245131091894611445" text:style-name="L56">
        <text:list-item>
          <text:p text:style-name="P76">Create random dirt/grass centre tile types to give map variety DONE</text:p>
        </text:list-item>
        <text:list-item>
          <text:p text:style-name="P76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41267271" text:continue-list="list41276782" text:style-name="L54">
        <text:list-item>
          <text:p text:style-name="P74">rockwall sprites change there sprite based on adjacent rockwalls /objects DONE</text:p>
        </text:list-item>
        <text:list-item>
          <text:p text:style-name="P74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7743635815898355242" text:style-name="L57">
        <text:list-item>
          <text:p text:style-name="P77">Dirt tiles can have a random grass/bush/fauna sprite assigned to give the map variety</text:p>
          <text:list>
            <text:list-item>
              <text:p text:style-name="P77">find/create a list of different fauna objects and sprites DONE</text:p>
            </text:list-item>
            <text:list-item>
              <text:p text:style-name="P77">implement method/system for randomly selecting and apply fauna objects to dirt tiles DONE</text:p>
            </text:list-item>
            <text:list-item>
              <text:p text:style-name="P77">animate all fauna objects / sprites</text:p>
            </text:list-item>
          </text:list>
        </text:list-item>
      </text:list>
      <text:list xml:id="list5547579760637827921" text:style-name="L58">
        <text:list-item>
          <text:p text:style-name="P78">Make trees look nice and animated</text:p>
          <text:list>
            <text:list-item>
              <text:p text:style-name="P78">find/create a list of different tree objects and sprites DONE</text:p>
            </text:list-item>
            <text:list-item>
              <text:p text:style-name="P78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8734545984688845799" text:style-name="L59">
        <text:list-item>
          <text:p text:style-name="P79">Update and rework tile highlights</text:p>
          <text:list>
            <text:list-item>
              <text:p text:style-name="P79">tile no longer highlights. Instead, tiles have a blank tile above them that turns on, and this plays highlight instead DONE</text:p>
            </text:list-item>
            <text:list-item>
              <text:p text:style-name="P79">ordering layers setup correctly with living entities, worldobjects and edge sprites DONE</text:p>
            </text:list-item>
            <text:list-item>
              <text:p text:style-name="P79">speed up highlight animation twice as much DONE</text:p>
            </text:list-item>
          </text:list>
        </text:list-item>
      </text:list>
      <text:list xml:id="list6066303615184448161" text:style-name="L60">
        <text:list-item>
          <text:p text:style-name="P80">Ordering Layers DONE</text:p>
          <text:list>
            <text:list-item>
              <text:p text:style-name="P80">tile 1</text:p>
            </text:list-item>
            <text:list-item>
              <text:p text:style-name="P80">edge sprites 3</text:p>
            </text:list-item>
            <text:list-item>
              <text:p text:style-name="P80">foliage/embelishments 5</text:p>
            </text:list-item>
            <text:list-item>
              <text:p text:style-name="P80">tile highlights 7</text:p>
            </text:list-item>
            <text:list-item>
              <text:p text:style-name="P80">grid outline 9</text:p>
            </text:list-item>
            <text:list-item>
              <text:p text:style-name="P80">living entities 11</text:p>
            </text:list-item>
          </text:list>
        </text:list-item>
      </text:list>
      <text:p text:style-name="P6">Sprint 32: Movement/Ability action hover icon (completed 7/10/19)</text:p>
      <text:list xml:id="list5858242497837262847" text:style-name="L61">
        <text:list-item>
          <text:p text:style-name="P81">When a defender is awaiting an order that involves targetting a tile/character, a blank white tile moves to the current moused over position to notify the player better DONE</text:p>
        </text:list-item>
        <text:list-item>
          <text:p text:style-name="P81">Create new methods/logic in hover script DONE</text:p>
        </text:list-item>
        <text:list-item>
          <text:p text:style-name="P81">Create new blank tile object hover script DONE</text:p>
        </text:list-item>
        <text:list-item>
          <text:p text:style-name="P81">blank tile object activates/deactivates correctly DONE</text:p>
        </text:list-item>
      </text:list>
      <text:p text:style-name="P6">Sprint 33: Hive sprite/ animation updates (completed 7/10/19)</text:p>
      <text:list xml:id="list7435351197867309093" text:style-name="L62">
        <text:list-item>
          <text:p text:style-name="P82"><text:soft-page-break/>Find and update hive enemy animations/sprites DONE</text:p>
          <text:list>
            <text:list-item>
              <text:p text:style-name="P82">Edit sprites in gimp DONE</text:p>
            </text:list-item>
            <text:list-item>
              <text:p text:style-name="P82">find new animation sprite sheets DONE</text:p>
            </text:list-item>
            <text:list-item>
              <text:p text:style-name="P82">Implement new animator controller and anims DONE</text:p>
            </text:list-item>
            <text:list-item>
              <text:p text:style-name="P82">test all working DONE</text:p>
            </text:list-item>
          </text:list>
        </text:list-item>
      </text:list>
      <text:p text:style-name="P6">Sprint 34: <text:s/>Camera Updates (completed 7/10/19)</text:p>
      <text:list xml:id="list5907743347195299079" text:style-name="L63">
        <text:list-item>
          <text:p text:style-name="P83">make look at transitions sharper and cleaner DONE</text:p>
        </text:list-item>
        <text:list-item>
          <text:p text:style-name="P83">New cameramanager method: Bool IsCameraWithinRangeOfTarget(float range, gameobject target) DONE</text:p>
          <text:list>
            <text:list-item>
              <text:p text:style-name="P83">method checks the position of the camera and the the target DONE</text:p>
            </text:list-item>
            <text:list-item>
              <text:p text:style-name="P83">if both the x and y value of camera is within the float 'range' of the target, this returns true DONE</text:p>
            </text:list-item>
            <text:list-item>
              <text:p text:style-name="P83">method will be used in coroutine that make the camera look at stuff DONE</text:p>
            </text:list-item>
          </text:list>
        </text:list-item>
      </text:list>
      <text:list xml:id="list7022241866050342835" text:style-name="L64">
        <text:list-item>
          <text:p text:style-name="P84">replace all yield wait for seconds statements (loot box, enemies, etc) with yield wait until IsCameraWithinRange(1, target) DONE</text:p>
        </text:list-item>
        <text:list-item>
          <text:p text:style-name="P84">Play around with 'smooth speed' properties. Make camera move a bit faster, and limit its slow down factor</text:p>
        </text:list-item>
        <text:list-item>
          <text:p text:style-name="P84">Portal prefab DONE</text:p>
          <text:list>
            <text:list-item>
              <text:p text:style-name="P84">Add portal animation to loot boxes DONE </text:p>
            </text:list-item>
            <text:list-item>
              <text:p text:style-name="P84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1163056917217765668" text:style-name="L65">
        <text:list-item>
          <text:p text:style-name="P85">Overwatch now has a cooldown of only 1 DONE</text:p>
        </text:list-item>
        <text:list-item>
          <text:p text:style-name="P85">modify overwatch ability coroutine to apply/remove aim bonus DONE</text:p>
        </text:list-item>
        <text:list-item>
          <text:p text:style-name="P85">Overwatch shots have -20 aim DONE</text:p>
        </text:list-item>
        <text:list-item>
          <text:p text:style-name="P85">fix overwatchVFX notification playing twice DONE</text:p>
        </text:list-item>
      </text:list>
      <text:p text:style-name="P6">Sprint 36: Fix bugs with astar pathfinding (completed 8/10/19)</text:p>
      <text:list xml:id="list96836792936320968" text:style-name="L66">
        <text:list-item>
          <text:p text:style-name="P86">enemies should not be able to occupy a tile that contains a world object, but can still move </text:p>
        </text:list-item>
        <text:list-item>
          <text:p text:style-name="P86">Modify ai logic method GetBestValidMoveLocationBetweenMeAndTarget</text:p>
        </text:list-item>
      </text:list>
      <text:p text:style-name="P6">Sprint 37: Sandbags (completed 8/10/19)</text:p>
      <text:list xml:id="list4216202880420045534" text:style-name="L67">
        <text:list-item>
          <text:p text:style-name="P87">Prepare sandbag sprites DONE</text:p>
        </text:list-item>
        <text:list-item>
          <text:p text:style-name="P87"><text:soft-page-break/>Update methods in tile sprite manager for sandbags DONE</text:p>
        </text:list-item>
        <text:list-item>
          <text:p text:style-name="P87">Add properties for each sandbag sprite(N,S,E,W surrounded, isolated, etc) DONE</text:p>
        </text:list-item>
        <text:list-item>
          <text:p text:style-name="P87">Create sandbags around spaceship on game start DONE</text:p>
        </text:list-item>
        <text:list-item>
          <text:p text:style-name="P87">create new tile setup type: dirt with sandbag DONE</text:p>
        </text:list-item>
        <text:list-item>
          <text:p text:style-name="P87">bug test: make sure sandbag sprites are assigned correctly DONE</text:p>
        </text:list-item>
      </text:list>
      <text:p text:style-name="P6">Sprint 38: Set up keyboard controls for abilities (completed 10/10/19)</text:p>
      <text:list xml:id="list7844740044727322812" text:style-name="L68">
        <text:list-item>
          <text:p text:style-name="P88">keyboard button numbers 1-5 control abilities on the ability bar for quick access DONE</text:p>
        </text:list-item>
        <text:list-item>
          <text:p text:style-name="P88">Add ability number sprites to ability button prefab <text:s/>DONE</text:p>
        </text:list-item>
        <text:list-item>
          <text:p text:style-name="P88">update ability script: when abiility is created, it sets its number text to its position on the ability bar DONE</text:p>
        </text:list-item>
        <text:list-item>
          <text:p text:style-name="P88">Update Inputmanager class to get keyboard input and reach related ability DONE</text:p>
        </text:list-item>
      </text:list>
      <text:p text:style-name="P5"/>
      <text:p text:style-name="P6">Sprint 39: Elite enemies (completed 10/10/19)</text:p>
      <text:list xml:id="list507522704863509709" text:style-name="L69">
        <text:list-item>
          <text:p text:style-name="P89">Implement elite spawn cycles</text:p>
          <text:list>
            <text:list-item>
              <text:p text:style-name="P89">elites spawn <text:s/>every 7<text:span text:style-name="T1">th</text:span> wave, after 3 basic waves DONE</text:p>
            </text:list-item>
          </text:list>
        </text:list-item>
      </text:list>
      <text:list xml:id="list7148035190042262861" text:style-name="L70">
        <text:list-item>
          <text:p text:style-name="P90">Rake DONE</text:p>
          <text:list>
            <text:list-item>
              <text:p text:style-name="P90">Create script / ai logic DONE</text:p>
            </text:list-item>
            <text:list-item>
              <text:p text:style-name="P90">Create rake elite waveDataSO and add to elite SO list DONE</text:p>
            </text:list-item>
            <text:list-item>
              <text:p text:style-name="P90">Create Prefab GO DONE </text:p>
              <text:list>
                <text:list-item>
                  <text:p text:style-name="P90">set up sprites /animations DONE </text:p>
                </text:list-item>
                <text:list-item>
                  <text:p text:style-name="P90">stealth passive working DONE</text:p>
                </text:list-item>
              </text:list>
            </text:list-item>
          </text:list>
        </text:list-item>
        <text:list-item>
          <text:p text:style-name="P90">Design Broodling queen DONE</text:p>
          <text:list>
            <text:list-item>
              <text:p text:style-name="P90">Create script / ai logic DONE</text:p>
            </text:list-item>
            <text:list-item>
              <text:p text:style-name="P90">Create broodling queen elite waveDataSO and add to elite SO list </text:p>
            </text:list-item>
            <text:list-item>
              <text:p text:style-name="P90">Create Spawn egg ability, find ability sprites DONE</text:p>
            </text:list-item>
            <text:list-item>
              <text:p text:style-name="P90">Create Prefab GO DONE</text:p>
              <text:list>
                <text:list-item>
                  <text:p text:style-name="P90">set up sprites /animations DONE</text:p>
                  <text:p text:style-name="P90"/>
                </text:list-item>
              </text:list>
            </text:list-item>
          </text:list>
        </text:list-item>
      </text:list>
      <text:list xml:id="list214482975235811359" text:style-name="L71">
        <text:list-item>
          <text:p text:style-name="P91"><text:soft-page-break/>Broodling Egg DONE</text:p>
          <text:list>
            <text:list-item>
              <text:p text:style-name="P91">create Broodling Egg script DONE</text:p>
            </text:list-item>
            <text:list-item>
              <text:p text:style-name="P91">Create broolding egg prefab DONE</text:p>
            </text:list-item>
            <text:list-item>
              <text:p text:style-name="P91">Find sprites, create animations DONE</text:p>
            </text:list-item>
            <text:list-item>
              <text:p text:style-name="P91">implement methods / logic for dying after one turn, then creating a random broolding DONE</text:p>
            </text:list-item>
          </text:list>
        </text:list-item>
      </text:list>
      <text:p text:style-name="P6">Sprint 40: Status Icon + Enemy Info panel updates + changes (completed 13/10/19)</text:p>
      <text:list xml:id="list7950955605173807356" text:style-name="L82">
        <text:list-item>
          <text:p text:style-name="P102">Replace Spell Info box DONE</text:p>
          <text:list>
            <text:list-item>
              <text:p text:style-name="P102">Status icons instead display their own info box when moused over DONE</text:p>
            </text:list-item>
            <text:list-item>
              <text:p text:style-name="P102">Create info panel GO DONE</text:p>
            </text:list-item>
            <text:list-item>
              <text:p text:style-name="P102">update status icon script for info panel DONE</text:p>
            </text:list-item>
          </text:list>
        </text:list-item>
      </text:list>
      <text:list xml:id="list2492490803736655053" text:style-name="L95">
        <text:list-item>
          <text:p text:style-name="P107">Enemy info panel</text:p>
          <text:list>
            <text:list-item>
              <text:p text:style-name="P107">Things to display</text:p>
              <text:list>
                <text:list-item>
                  <text:p text:style-name="P107">status (aim, defense, energy, mobility) DONE</text:p>
                </text:list-item>
                <text:list-item>
                  <text:p text:style-name="P107">weapons DONE</text:p>
                </text:list-item>
                <text:list-item>
                  <text:p text:style-name="P107">abilities DONE</text:p>
                </text:list-item>
                <text:list-item>
                  <text:p text:style-name="P107">passive traits DONE</text:p>
                </text:list-item>
                <text:list-item>
                  <text:p text:style-name="P107">description DONE</text:p>
                </text:list-item>
                <text:list-item>
                  <text:p text:style-name="P107">sprite image (animating an image with a animator set to animate a sprite renderer is not possbile)</text:p>
                </text:list-item>
              </text:list>
            </text:list-item>
            <text:list-item>
              <text:p text:style-name="P107">update all sprites to scifi themed sprites DONE</text:p>
            </text:list-item>
            <text:list-item>
              <text:p text:style-name="P107">when activated, black screen fades in 50% behind panel view DONE</text:p>
            </text:list-item>
            <text:list-item>
              <text:p text:style-name="P107">redesign panel DONE</text:p>
              <text:list>
                <text:list-item>
                  <text:p text:style-name="P107">new “enemy description/back story” section DONE</text:p>
                </text:list-item>
                <text:list-item>
                  <text:p text:style-name="P107">decide which stats and info should be displayed DONE</text:p>
                </text:list-item>
              </text:list>
            </text:list-item>
          </text:list>
        </text:list-item>
      </text:list>
      <text:p text:style-name="P6">Sprint 40: Enemy Spawning / Difficulty /Scaling /Balance updates</text:p>
      <text:list xml:id="list5611746101066321592" text:style-name="L72">
        <text:list-item>
          <text:p text:style-name="P92">Make the game playable and interesting up to at least turn 30</text:p>
        </text:list-item>
        <text:list-item>
          <text:p text:style-name="P92">Implement spawn multiple waves at a time</text:p>
          <text:list>
            <text:list-item>
              <text:p text:style-name="P92">Decide which turn double waves should occur</text:p>
            </text:list-item>
            <text:list-item>
              <text:p text:style-name="P92"><text:soft-page-break/>Every 10 turns, the wave spawn difficulty increases </text:p>
              <text:list>
                <text:list-item>
                  <text:p text:style-name="P92">turns 1-10 = 1 wave</text:p>
                </text:list-item>
                <text:list-item>
                  <text:p text:style-name="P92">turns 10-20 = 1 wave in one area, half a wave in another area</text:p>
                </text:list-item>
                <text:list-item>
                  <text:p text:style-name="P92">turns 20-30 = 1 wave in one area, 1 wave in another</text:p>
                </text:list-item>
                <text:list-item>
                  <text:p text:style-name="P92">etc</text:p>
                </text:list-item>
              </text:list>
            </text:list-item>
            <text:list-item>
              <text:p text:style-name="P92">Update 'spawn next wave ' method two spawn an additional wave</text:p>
              <text:list>
                <text:list-item>
                  <text:p text:style-name="P92">make waves spawn at different locations</text:p>
                </text:list-item>
              </text:list>
            </text:list-item>
          </text:list>
        </text:list-item>
      </text:list>
      <text:list xml:id="list1117792331426709724" text:style-name="L73">
        <text:list-item>
          <text:p text:style-name="P93">Balance and play test defenders, resources, loot boxes and enemies</text:p>
          <text:list>
            <text:list-item>
              <text:p text:style-name="P93">finalize starting properties (starting gold, passive income, starting characters, starting troop capacity, etc</text:p>
            </text:list-item>
            <text:list-item>
              <text:p text:style-name="P93">experiment with defender/enemy hp, damage, mobility etc</text:p>
            </text:list-item>
          </text:list>
        </text:list-item>
      </text:list>
      <text:list xml:id="list6575657417045134205" text:style-name="L74">
        <text:list-item>
          <text:p text:style-name="P94">Play the game</text:p>
          <text:list>
            <text:list-item>
              <text:p text:style-name="P94">play the game and see how long we can survive</text:p>
            </text:list-item>
            <text:list-item>
              <text:p text:style-name="P94">thorougly test for bugs and design flaws in the game</text:p>
            </text:list-item>
            <text:list-item>
              <text:p text:style-name="P94">decide on the next phase of development based on play experience</text:p>
            </text:list-item>
          </text:list>
        </text:list-item>
      </text:list>
      <text:p text:style-name="P6">Sprint 41: Consumables</text:p>
      <text:list xml:id="list6847205476124165713" text:style-name="L75">
        <text:list-item>
          <text:p text:style-name="P95">Design at least 3 different consumables</text:p>
        </text:list-item>
        <text:list-item>
          <text:p text:style-name="P95">Add Consumable slots to top bar</text:p>
        </text:list-item>
        <text:list-item>
          <text:p text:style-name="P95">Find sprites for consumables</text:p>
        </text:list-item>
        <text:list-item>
          <text:p text:style-name="P95">Update loot card script for consumable gains</text:p>
        </text:list-item>
        <text:list-item>
          <text:p text:style-name="P95">Update defender, enemy and tile OnMouseDown methods for new awaitingConsumableTarget orders</text:p>
        </text:list-item>
        <text:list-item>
          <text:p text:style-name="P95">New Scripts</text:p>
          <text:list>
            <text:list-item>
              <text:p text:style-name="P95">ConsumableDataSO</text:p>
              <text:list>
                <text:list-item>
                  <text:p text:style-name="P95">name, description, etc</text:p>
                </text:list-item>
              </text:list>
            </text:list-item>
            <text:list-item>
              <text:p text:style-name="P95">ConsumableManager</text:p>
              <text:list>
                <text:list-item>
                  <text:p text:style-name="P95">All logic</text:p>
                </text:list-item>
                <text:list-item>
                  <text:p text:style-name="P95">Consumable button prefab gameobject</text:p>
                </text:list-item>
                <text:list-item>
                  <text:p text:style-name="P95">Properties</text:p>
                  <text:list>
                    <text:list-item>
                      <text:p text:style-name="P95"><text:soft-page-break/>consumable slots 1, 2 and 3</text:p>
                    </text:list-item>
                    <text:list-item>
                      <text:p text:style-name="P95">awaiting order bools like spells</text:p>
                    </text:list-item>
                  </text:list>
                </text:list-item>
                <text:list-item>
                  <text:p text:style-name="P95">GainConsumable / RemoveConsumable</text:p>
                </text:list-item>
                <text:list-item>
                  <text:p text:style-name="P95">OnConsumableUsed</text:p>
                </text:list-item>
                <text:list-item>
                  <text:p text:style-name="P95">OnConsumableButtonClicked(consumable)</text:p>
                  <text:list>
                    <text:list-item>
                      <text:p text:style-name="P95">start targeting logic, highlight tiles, etc</text:p>
                    </text:list-item>
                  </text:list>
                </text:list-item>
                <text:list-item>
                  <text:p text:style-name="P95">PlaceConsumableOnNextAvailableSlot</text:p>
                  <text:list>
                    <text:list-item>
                      <text:p text:style-name="P95">if all slots are full, prevent gaining consumable</text:p>
                    </text:list-item>
                  </text:list>
                </text:list-item>
              </text:list>
            </text:list-item>
            <text:list-item>
              <text:p text:style-name="P95">ConsumableLibrary</text:p>
              <text:list>
                <text:list-item>
                  <text:p text:style-name="P95">contains a static list of all consumables</text:p>
                </text:list-item>
                <text:list-item>
                  <text:p text:style-name="P95">Search and get functions </text:p>
                  <text:list>
                    <text:list-item>
                      <text:p text:style-name="P95">GetConsumableByName(string name)</text:p>
                    </text:list-item>
                    <text:list-item>
                      <text:p text:style-name="P95">GetRandomConsumable()</text:p>
                    </text:list-item>
                  </text:list>
                </text:list-item>
              </text:list>
            </text:list-item>
            <text:list-item>
              <text:p text:style-name="P95">ConsumableSlot</text:p>
              <text:list>
                <text:list-item>
                  <text:p text:style-name="P95">OnConsumableButtonClicked</text:p>
                </text:list-item>
                <text:list-item>
                  <text:p text:style-name="P95">OnMouseDown</text:p>
                  <text:list>
                    <text:list-item>
                      <text:p text:style-name="P95">run OnConsumableButtonClicked</text:p>
                    </text:list-item>
                  </text:list>
                </text:list-item>
              </text:list>
            </text:list-item>
          </text:list>
        </text:list-item>
      </text:list>
      <text:list xml:id="list7556704889802420650" text:style-name="L76">
        <text:list-item>
          <text:p text:style-name="P96">OnMouseHove/Exit</text:p>
          <text:list>
            <text:list-item>
              <text:p text:style-name="P96">enable/disable info panel</text:p>
            </text:list-item>
          </text:list>
        </text:list-item>
      </text:list>
      <text:p text:style-name="P6">Sprint 42: Rare Loot Boxes</text:p>
      <text:list xml:id="list4149429472587444837" text:style-name="L77">
        <text:list-item>
          <text:p text:style-name="P97">Create rare loot box prefab (different color / appearance)</text:p>
        </text:list-item>
        <text:list-item>
          <text:p text:style-name="P97">LootDataSO new enum: reward rarity</text:p>
        </text:list-item>
        <text:list-item>
          <text:p text:style-name="P97">Lootboxmanager</text:p>
          <text:list>
            <text:list-item>
              <text:p text:style-name="P97">new method for randomly determing whether to spawn a normal or rare loot box</text:p>
            </text:list-item>
            <text:list-item>
              <text:p text:style-name="P97">update GetRandomLootReward method to take an argument of type reward rarity, so we can filter rarity options for different loot boxes</text:p>
            </text:list-item>
          </text:list>
        </text:list-item>
      </text:list>
      <text:p text:style-name="P5">Sprint ??: Project clean up</text:p>
      <text:list xml:id="list5004042660199642014" text:style-name="L78">
        <text:list-item>
          <text:p text:style-name="P98">Delete unused / legacy things</text:p>
          <text:list>
            <text:list-item>
              <text:p text:style-name="P98"><text:soft-page-break/>sprites</text:p>
            </text:list-item>
            <text:list-item>
              <text:p text:style-name="P98">fonts</text:p>
            </text:list-item>
            <text:list-item>
              <text:p text:style-name="P98">scripts</text:p>
            </text:list-item>
            <text:list-item>
              <text:p text:style-name="P98">prefabs</text:p>
            </text:list-item>
            <text:list-item>
              <text:p text:style-name="P98">gameobjects in scene</text:p>
            </text:list-item>
            <text:list-item>
              <text:p text:style-name="P98">old scenes</text:p>
            </text:list-item>
            <text:list-item>
              <text:p text:style-name="P98">old animations</text:p>
            </text:list-item>
          </text:list>
        </text:list-item>
      </text:list>
      <text:list xml:id="list5053704375705428282" text:style-name="L79">
        <text:list-item>
          <text:p text:style-name="P99">Clean up all scripts</text:p>
          <text:list>
            <text:list-item>
              <text:p text:style-name="P99">remove un needed debug.log lines</text:p>
            </text:list-item>
            <text:list-item>
              <text:p text:style-name="P99">add comments to more methods</text:p>
            </text:list-item>
            <text:list-item>
              <text:p text:style-name="P99">reorganise method placement and add regions</text:p>
            </text:list-item>
            <text:list-item>
              <text:p text:style-name="P99">Create header fields</text:p>
            </text:list-item>
            <text:list-item>
              <text:p text:style-name="P99">update all methods/properties to new naming conventions</text:p>
            </text:list-item>
            <text:list-item>
              <text:p text:style-name="P99">delete unneeded/legacy code</text:p>
            </text:list-item>
          </text:list>
        </text:list-item>
      </text:list>
      <text:list xml:id="list9157395481460225133" text:style-name="L80">
        <text:list-item>
          <text:p text:style-name="P100">Clean up folders</text:p>
          <text:list>
            <text:list-item>
              <text:p text:style-name="P100">make more folders within folders</text:p>
            </text:list-item>
            <text:list-item>
              <text:p text:style-name="P100">place files in folders correctly</text:p>
            </text:list-item>
          </text:list>
        </text:list-item>
      </text:list>
      <text:list xml:id="list359952013317113695" text:style-name="L81">
        <text:list-item>
          <text:p text:style-name="P101">Reorganise prefabs</text:p>
          <text:list>
            <text:list-item>
              <text:p text:style-name="P101">rename prefabs to appropriate names</text:p>
            </text:list-item>
            <text:list-item>
              <text:p text:style-name="P101">make sure everything that should be prefabed is prefabed</text:p>
            </text:list-item>
          </text:list>
        </text:list-item>
      </text:list>
      <text:p text:style-name="P5"/>
      <text:p text:style-name="P5">Sprint ?? Turn 10 buff event</text:p>
      <text:list xml:id="list6590348485389719602" text:style-name="L84">
        <text:list-item>
          <text:p text:style-name="P104">Player gains +5 gold and +2 troop count on every 10<text:span text:style-name="T1">th</text:span> turn</text:p>
        </text:list-item>
        <text:list-item>
          <text:p text:style-name="P104">Create new method in eventmanager: StartNewTenthTurnEvent</text:p>
          <text:list>
            <text:list-item>
              <text:p text:style-name="P104">triggers automatically on player turn start</text:p>
            </text:list-item>
            <text:list-item>
              <text:p text:style-name="P104">Create new reward panel, or edit the loot reward panel</text:p>
            </text:list-item>
          </text:list>
        </text:list-item>
      </text:list>
      <text:p text:style-name="P5">Sprint ?? Line renderer for pathfinding on move orders for defenders</text:p>
      <text:p text:style-name="P1">Sprint ?? Warcasters</text:p>
      <text:list xml:id="list1534834483335673701" text:style-name="L85">
        <text:list-item>
          <text:p text:style-name="P58"><text:soft-page-break/>Design and brainstorm ideas for warcasters and things ability</text:p>
          <text:list>
            <text:list-item>
              <text:p text:style-name="P58">power level</text:p>
            </text:list-item>
            <text:list-item>
              <text:p text:style-name="P58">abilities</text:p>
            </text:list-item>
            <text:list-item>
              <text:p text:style-name="P58">passive traits</text:p>
            </text:list-item>
            <text:list-item>
              <text:p text:style-name="P58">control zone abilities/passives</text:p>
            </text:list-item>
            <text:list-item>
              <text:p text:style-name="P105">what happens when a warcaster dies?</text:p>
            </text:list-item>
          </text:list>
        </text:list-item>
      </text:list>
      <text:p text:style-name="P5"/>
      <text:p text:style-name="P5"/>
      <text:p text:style-name="P5"/>
      <text:p text:style-name="P1"/>
      <text:p text:style-name="P1">Sprint ??: Weapon traits / attributes</text:p>
      <text:list xml:id="list7027656191855324314" text:style-name="L86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8265471832699164985" text:style-name="L87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1253351" text:continue-list="list6752006817373065444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<text:soft-page-break/>etc</text:p>
                </text:list-item>
              </text:list>
            </text:list-item>
          </text:list>
        </text:list-item>
      </text:list>
      <text:list xml:id="list6427277840777431478" text:style-name="L88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Sprint ??: Player Score</text:p>
      <text:list xml:id="list28791415522060436" text:style-name="L89">
        <text:list-item>
          <text:p text:style-name="P62">Implement a scoring system</text:p>
        </text:list-item>
      </text:list>
      <text:list xml:id="list376649230111203093" text:style-name="L90">
        <text:list-item>
          <text:p text:style-name="P63">New Script: Player score manager</text:p>
        </text:list-item>
        <text:list-item>
          <text:p text:style-name="P63">Design different ways to score more points</text:p>
          <text:list>
            <text:list-item>
              <text:p text:style-name="P63">enemies killed</text:p>
            </text:list-item>
            <text:list-item>
              <text:p text:style-name="P63">resources collected</text:p>
            </text:list-item>
            <text:list-item>
              <text:p text:style-name="P63">tiles moved over</text:p>
            </text:list-item>
            <text:list-item>
              <text:p text:style-name="P63">shots hit / missed</text:p>
            </text:list-item>
            <text:list-item>
              <text:p text:style-name="P63">defenders lost</text:p>
            </text:list-item>
            <text:list-item>
              <text:p text:style-name="P63">obstructions built</text:p>
            </text:list-item>
            <text:list-item>
              <text:p text:style-name="P63">waves survived / turns survived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652739832105992338" text:style-name="L91">
        <text:list-header>
          <text:p text:style-name="P64"/>
        </text:list-header>
      </text:list>
      <text:p text:style-name="P1"><text:soft-page-break/></text:p>
      <text:p text:style-name="P1">Different map presets</text:p>
      <text:list xml:id="list305288714726095016" text:style-name="L92">
        <text:list-item>
          <text:p text:style-name="P65">Implement and design 3 different maps</text:p>
        </text:list-item>
        <text:list-item>
          <text:p text:style-name="P65">balance, test and modify maps</text:p>
        </text:list-item>
        <text:list-item>
          <text:p text:style-name="P65">implement level manager method for randomly choosing a map</text:p>
        </text:list-item>
      </text:list>
      <text:p text:style-name="P1"/>
      <text:p text:style-name="P1"/>
      <text:p text:style-name="P1"/>
      <text:p text:style-name="P1">Incoming Events system / panel wheel thing</text:p>
      <text:p text:style-name="P1"/>
      <text:list xml:id="list7343134153948975121" text:style-name="L93">
        <text:list-item>
          <text:p text:style-name="P66">Maybe can combine engineer and radioman into a single role OR</text:p>
        </text:list-item>
        <text:list-item>
          <text:p text:style-name="P66">Radio man should have good support abilities/passives (increase ally defense, mark targets, etc)</text:p>
        </text:list-item>
        <text:list-item>
          <text:p text:style-name="P66">Extra potential classes</text:p>
          <text:list>
            <text:list-item>
              <text:p text:style-name="P66">Medic</text:p>
            </text:list-item>
            <text:list-item>
              <text:p text:style-name="P66">Scout</text:p>
            </text:list-item>
            <text:list-item>
              <text:p text:style-name="P66">Sergeant</text:p>
            </text:list-item>
            <text:list-item>
              <text:p text:style-name="P66">Demolition Expert</text:p>
            </text:list-item>
            <text:list-item>
              <text:p text:style-name="P66">Mortar man</text:p>
            </text:list-item>
          </text:list>
        </text:list-item>
      </text:list>
      <text:p text:style-name="P1"/>
      <text:p text:style-name="P1"/>
      <text:p text:style-name="P1">Play Test Notes 9/10/19</text:p>
      <text:list xml:id="list4724385228701620861" text:style-name="L94">
        <text:list-item>
          <text:p text:style-name="P67">loot box timer view cant be seen, increase sorting order FIXED</text:p>
        </text:list-item>
        <text:list-item>
          <text:p text:style-name="P67">hit chance panel lingering: could be caused by cancelling an order while hovered over an enemy FIXED</text:p>
        </text:list-item>
        <text:list-item>
          <text:p text:style-name="P67">loot boxes can be opened without an adjacent character FIXED</text:p>
        </text:list-item>
        <text:list-item>
          <text:p text:style-name="P67">Escape button not correctly clearing order / unselecting defender / etc FIXED</text:p>
        </text:list-item>
        <text:list-item>
          <text:p text:style-name="P67">Tile cover hover not deactivating correctly FIXED</text:p>
        </text:list-item>
        <text:list-item>
          <text:p text:style-name="P67">Overwatch attacks occuring against camoflaged targets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13T21:05:43.76</dc:date>
    <dc:creator>will black</dc:creator>
    <meta:editing-duration>P14DT7H53M42S</meta:editing-duration>
    <meta:editing-cycles>499</meta:editing-cycles>
    <meta:generator>OpenOffice/4.1.6$Win32 OpenOffice.org_project/416m1$Build-9790</meta:generator>
    <meta:document-statistic meta:table-count="0" meta:image-count="0" meta:object-count="0" meta:page-count="24" meta:paragraph-count="621" meta:word-count="4608" meta:character-count="26639"/>
  </office:meta>
</office:document-meta>
</file>